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Heading_20_1">
      <style:paragraph-properties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>
        <style:tab-stops>
          <style:tab-stop style:position="15.794cm"/>
        </style:tab-stops>
      </style:paragraph-properties>
      <style:text-properties fo:language="en" fo:country="US"/>
    </style:style>
    <style:style style:name="P7" style:family="paragraph" style:parent-style-name="Heading_20_3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fo:language="en" fo:country="US" officeooo:paragraph-rsid="0011f18d"/>
    </style:style>
    <style:style style:name="P9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10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/>
    </style:style>
    <style:style style:name="P12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P13" style:family="paragraph" style:parent-style-name="Normal">
      <style:paragraph-properties fo:text-align="start" style:justify-single-word="false" style:writing-mode="lr-tb"/>
      <style:text-properties fo:language="en" fo:country="US" officeooo:rsid="001377ff" officeooo:paragraph-rsid="0028b1a3"/>
    </style:style>
    <style:style style:name="P14" style:family="paragraph" style:parent-style-name="Normal">
      <style:paragraph-properties fo:text-align="start" style:justify-single-word="false" style:writing-mode="lr-tb"/>
      <style:text-properties fo:language="en" fo:country="US" officeooo:paragraph-rsid="0021e45a"/>
    </style:style>
    <style:style style:name="P15" style:family="paragraph" style:parent-style-name="Normal">
      <style:paragraph-properties fo:text-align="start" style:justify-single-word="false" style:writing-mode="lr-tb"/>
      <style:text-properties fo:language="en" fo:country="US" officeooo:paragraph-rsid="00253ef4"/>
    </style:style>
    <style:style style:name="P16" style:family="paragraph" style:parent-style-name="Normal">
      <style:paragraph-properties fo:text-align="start" style:justify-single-word="false" style:writing-mode="lr-tb"/>
      <style:text-properties fo:language="en" fo:country="US" officeooo:paragraph-rsid="0023fbe5"/>
    </style:style>
    <style:style style:name="P17" style:family="paragraph" style:parent-style-name="Normal">
      <style:paragraph-properties fo:text-align="start" style:justify-single-word="false" style:writing-mode="lr-tb"/>
      <style:text-properties fo:language="en" fo:country="US" officeooo:paragraph-rsid="00273e06"/>
    </style:style>
    <style:style style:name="P18" style:family="paragraph" style:parent-style-name="Normal">
      <style:paragraph-properties fo:text-align="start" style:justify-single-word="false" style:writing-mode="lr-tb"/>
      <style:text-properties fo:language="en" fo:country="US" officeooo:paragraph-rsid="0028b1a3"/>
    </style:style>
    <style:style style:name="P19" style:family="paragraph" style:parent-style-name="Normal">
      <style:paragraph-properties fo:text-align="start" style:justify-single-word="false" style:writing-mode="lr-tb"/>
      <style:text-properties fo:language="en" fo:country="US" officeooo:paragraph-rsid="00297707"/>
    </style:style>
    <style:style style:name="P20" style:family="paragraph" style:parent-style-name="Normal">
      <style:paragraph-properties fo:text-align="start" style:justify-single-word="false" style:writing-mode="lr-tb"/>
      <style:text-properties fo:language="en" fo:country="US" officeooo:paragraph-rsid="0035c442"/>
    </style:style>
    <style:style style:name="P21" style:family="paragraph" style:parent-style-name="Normal">
      <style:paragraph-properties fo:text-align="start" style:justify-single-word="false" style:writing-mode="lr-tb"/>
      <style:text-properties fo:language="en" fo:country="US" officeooo:paragraph-rsid="0044522c"/>
    </style:style>
    <style:style style:name="P22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253ef4" style:font-style-asian="italic" style:font-style-complex="italic"/>
    </style:style>
    <style:style style:name="P23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21e45a" style:font-style-asian="italic" style:font-style-complex="italic"/>
    </style:style>
    <style:style style:name="P24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35c442" style:font-style-asian="italic" style:font-style-complex="italic"/>
    </style:style>
    <style:style style:name="P25" style:family="paragraph" style:parent-style-name="Normal">
      <style:paragraph-properties fo:text-align="start" style:justify-single-word="false" style:writing-mode="lr-tb"/>
      <style:text-properties fo:language="en" fo:country="US" fo:font-style="italic" style:text-underline-style="solid" style:text-underline-width="auto" style:text-underline-color="font-color" officeooo:paragraph-rsid="00438c45" style:font-style-asian="italic" style:font-style-complex="italic"/>
    </style:style>
    <style:style style:name="P26" style:family="paragraph" style:parent-style-name="Normal">
      <style:paragraph-properties fo:text-align="start" style:justify-single-word="false" style:writing-mode="lr-tb"/>
      <style:text-properties fo:language="en" fo:country="US" style:text-underline-style="solid" style:text-underline-width="auto" style:text-underline-color="font-color" officeooo:paragraph-rsid="00297707"/>
    </style:style>
    <style:style style:name="P27" style:family="paragraph" style:parent-style-name="Normal">
      <style:paragraph-properties fo:text-align="start" style:justify-single-word="false" style:writing-mode="lr-tb"/>
      <style:text-properties fo:language="en" fo:country="US" style:text-underline-style="solid" style:text-underline-width="auto" style:text-underline-color="font-color" officeooo:paragraph-rsid="003729fd"/>
    </style:style>
    <style:style style:name="P28" style:family="paragraph" style:parent-style-name="Normal">
      <style:paragraph-properties fo:text-align="start" style:justify-single-word="false" style:writing-mode="lr-tb"/>
      <style:text-properties fo:language="en" fo:country="US" style:text-underline-style="none" officeooo:paragraph-rsid="0038377d"/>
    </style:style>
    <style:style style:name="P29" style:family="paragraph" style:parent-style-name="Normal">
      <style:paragraph-properties fo:text-align="start" style:justify-single-word="false" style:writing-mode="lr-tb"/>
      <style:text-properties fo:language="en" fo:country="US" style:text-underline-style="none" officeooo:paragraph-rsid="004547e3"/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rsid="001377ff" officeooo:paragraph-rsid="0036cdb6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rsid="001eb2ab" officeooo:paragraph-rsid="0036cdb6"/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rsid="00357f1e" officeooo:paragraph-rsid="004d4f9f" style:font-style-asian="normal" style:font-style-complex="normal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weight="normal" officeooo:rsid="001eb2ab" officeooo:paragraph-rsid="0036cdb6" style:font-size-asian="10pt" style:font-size-complex="10pt"/>
    </style:style>
    <style:style style:name="P34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8b5dc" officeooo:paragraph-rsid="003729fd" style:font-size-asian="10pt" style:font-style-asian="normal" style:font-size-complex="10pt" style:font-style-complex="normal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8b5dc" officeooo:paragraph-rsid="0048df4d" style:font-size-asian="10pt" style:font-style-asian="normal" style:font-size-complex="10pt" style:font-style-complex="normal"/>
    </style:style>
    <style:style style:name="P3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57f1e" officeooo:paragraph-rsid="0048df4d" style:font-size-asian="10pt" style:font-style-asian="normal" style:font-size-complex="10pt" style:font-style-complex="normal"/>
    </style:style>
    <style:style style:name="P3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57f1e" officeooo:paragraph-rsid="0045e63c" style:font-size-asian="10pt" style:font-style-asian="normal" style:font-size-complex="10pt" style:font-style-complex="normal"/>
    </style:style>
    <style:style style:name="P38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e6f06" officeooo:paragraph-rsid="0048df4d" style:font-size-asian="10pt" style:font-style-asian="normal" style:font-size-complex="10pt" style:font-style-complex="normal"/>
    </style:style>
    <style:style style:name="P3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a0fc0" officeooo:paragraph-rsid="003729fd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a0fc0" officeooo:paragraph-rsid="0048df4d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language="en" fo:country="GB" officeooo:paragraph-rsid="0045e63c"/>
    </style:style>
    <style:style style:name="P4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language="en" fo:country="GB" officeooo:paragraph-rsid="004c2b32"/>
    </style:style>
    <style:style style:name="P43" style:family="paragraph" style:parent-style-name="Heading_20_3">
      <style:paragraph-properties fo:text-align="justify" style:justify-single-word="false"/>
      <style:text-properties fo:language="en" fo:country="US" officeooo:paragraph-rsid="001350af"/>
    </style:style>
    <style:style style:name="P44" style:family="paragraph" style:parent-style-name="Heading_20_3">
      <style:paragraph-properties fo:text-align="justify" style:justify-single-word="false"/>
      <style:text-properties fo:language="en" fo:country="US" officeooo:paragraph-rsid="0045e63c"/>
    </style:style>
    <style:style style:name="P45" style:family="paragraph" style:parent-style-name="Preformatted_20_Text">
      <style:text-properties fo:font-size="10pt" fo:language="en" fo:country="US"/>
    </style:style>
    <style:style style:name="P46" style:family="paragraph" style:parent-style-name="Text_20_body">
      <style:paragraph-properties fo:text-align="justify" style:justify-single-word="false"/>
      <style:text-properties fo:language="en" fo:country="US" officeooo:paragraph-rsid="001e88ed"/>
    </style:style>
    <style:style style:name="T1" style:family="text">
      <style:text-properties fo:color="#000000" style:font-name="Times New Roman1" fo:font-size="12pt" fo:language="en" fo:country="GB" fo:font-weight="normal" officeooo:rsid="0011f18d"/>
    </style:style>
    <style:style style:name="T2" style:family="text">
      <style:text-properties fo:color="#000000" style:font-name="Times New Roman1" fo:font-size="12pt" fo:language="en" fo:country="GB" fo:font-weight="normal" officeooo:rsid="001350af"/>
    </style:style>
    <style:style style:name="T3" style:family="text">
      <style:text-properties fo:color="#000000" style:font-name="Times New Roman1" fo:font-size="12pt" fo:language="en" fo:country="GB" fo:font-weight="normal" officeooo:rsid="001b2378"/>
    </style:style>
    <style:style style:name="T4" style:family="text">
      <style:text-properties fo:color="#000000" style:font-name="Times New Roman1" fo:font-size="12pt" fo:language="en" fo:country="GB" fo:font-weight="normal" officeooo:rsid="001bc402"/>
    </style:style>
    <style:style style:name="T5" style:family="text">
      <style:text-properties fo:color="#000000" style:font-name="Times New Roman1" fo:font-size="12pt" fo:language="en" fo:country="GB" fo:font-weight="normal" officeooo:rsid="001e88ed"/>
    </style:style>
    <style:style style:name="T6" style:family="text">
      <style:text-properties fo:color="#000000" style:font-name="Times New Roman1" fo:font-size="12pt" fo:language="en" fo:country="GB" fo:font-weight="normal" officeooo:rsid="0023fbe5"/>
    </style:style>
    <style:style style:name="T7" style:family="text">
      <style:text-properties fo:color="#000000" style:font-name="Times New Roman1" fo:font-size="12pt" fo:language="en" fo:country="GB" fo:font-weight="normal" officeooo:rsid="002c1fa3"/>
    </style:style>
    <style:style style:name="T8" style:family="text">
      <style:text-properties fo:color="#000000" style:font-name="Times New Roman1" fo:font-size="12pt" fo:language="en" fo:country="GB" fo:font-weight="normal" officeooo:rsid="003c2464"/>
    </style:style>
    <style:style style:name="T9" style:family="text">
      <style:text-properties fo:color="#000000" style:font-name="Times New Roman1" fo:font-size="12pt" fo:language="en" fo:country="GB" fo:font-style="italic" fo:font-weight="normal" officeooo:rsid="0011f18d" style:font-style-asian="italic" style:font-style-complex="italic"/>
    </style:style>
    <style:style style:name="T10" style:family="text">
      <style:text-properties fo:color="#000000" style:font-name="Times New Roman1" fo:font-size="12pt" fo:language="en" fo:country="GB" fo:font-style="italic" fo:font-weight="normal" officeooo:rsid="001b2378" style:font-style-asian="italic" style:font-style-complex="italic"/>
    </style:style>
    <style:style style:name="T11" style:family="text">
      <style:text-properties fo:color="#000000" style:font-name="Times New Roman1" fo:font-size="12pt" fo:language="en" fo:country="GB" fo:font-style="italic" fo:font-weight="normal" officeooo:rsid="002c1fa3" style:font-style-asian="italic" style:font-style-complex="italic"/>
    </style:style>
    <style:style style:name="T12" style:family="text">
      <style:text-properties fo:color="#000000" style:font-name="Times New Roman1" fo:font-size="12pt" fo:language="en" fo:country="GB" fo:font-style="italic" fo:font-weight="normal" officeooo:rsid="003729fd" style:font-style-asian="italic" style:font-style-complex="italic"/>
    </style:style>
    <style:style style:name="T13" style:family="text">
      <style:text-properties fo:color="#000000" style:font-name="Times New Roman1" fo:font-size="12pt" fo:language="en" fo:country="GB" fo:font-style="italic" fo:font-weight="normal" officeooo:rsid="0045e63c" style:font-style-asian="italic" style:font-style-complex="italic"/>
    </style:style>
    <style:style style:name="T14" style:family="text">
      <style:text-properties fo:color="#000000" style:font-name="Times New Roman1" fo:font-size="12pt" fo:language="en" fo:country="GB" fo:font-style="normal" fo:font-weight="normal" officeooo:rsid="001b2378" style:font-style-asian="normal" style:font-style-complex="normal"/>
    </style:style>
    <style:style style:name="T15" style:family="text">
      <style:text-properties fo:color="#000000" style:font-name="Times New Roman1" fo:font-size="12pt" fo:language="en" fo:country="GB" fo:font-style="normal" fo:font-weight="normal" officeooo:rsid="003729fd" style:font-style-asian="normal" style:font-style-complex="normal"/>
    </style:style>
    <style:style style:name="T16" style:family="text">
      <style:text-properties fo:color="#000000" style:font-name="Times New Roman1" fo:font-size="12pt" fo:language="en" fo:country="GB" fo:font-style="normal" fo:font-weight="normal" officeooo:rsid="003a87dd" style:font-style-asian="normal" style:font-style-complex="normal"/>
    </style:style>
    <style:style style:name="T17" style:family="text">
      <style:text-properties fo:color="#000000" style:font-name="Times New Roman1" fo:font-size="12pt" fo:language="en" fo:country="GB" fo:font-style="normal" fo:font-weight="normal" officeooo:rsid="0045e63c" style:font-style-asian="normal" style:font-style-complex="normal"/>
    </style:style>
    <style:style style:name="T18" style:family="text">
      <style:text-properties fo:color="#000000" style:font-name="Times New Roman1" fo:font-size="12pt" fo:font-style="normal" fo:font-weight="normal" officeooo:rsid="003729fd" style:font-style-asian="normal" style:font-style-complex="normal"/>
    </style:style>
    <style:style style:name="T19" style:family="text">
      <style:text-properties fo:color="#000000" style:font-name="Times New Roman1" fo:font-size="12pt" fo:font-style="normal" fo:font-weight="normal" officeooo:rsid="0045e63c" style:font-style-asian="normal" style:font-style-complex="normal"/>
    </style:style>
    <style:style style:name="T20" style:family="text">
      <style:text-properties fo:color="#000000" style:font-name="Times New Roman1" fo:font-size="12pt" fo:font-style="italic" fo:font-weight="normal" officeooo:rsid="003729fd" style:font-style-asian="italic" style:font-style-complex="italic"/>
    </style:style>
    <style:style style:name="T21" style:family="text">
      <style:text-properties fo:color="#000000" style:font-name="Times New Roman1" fo:font-size="12pt" fo:font-style="italic" fo:font-weight="normal" officeooo:rsid="0045e63c" style:font-style-asian="italic" style:font-style-complex="italic"/>
    </style:style>
    <style:style style:name="T22" style:family="text">
      <style:text-properties fo:color="#000000" style:font-name="Courier New1" fo:font-size="10pt" fo:font-style="normal" fo:font-weight="normal" officeooo:rsid="00357f1e" style:font-size-asian="10pt" style:font-style-asian="normal" style:font-size-complex="10pt" style:font-style-complex="normal"/>
    </style:style>
    <style:style style:name="T23" style:family="text">
      <style:text-properties officeooo:rsid="001091af"/>
    </style:style>
    <style:style style:name="T24" style:family="text">
      <style:text-properties fo:font-style="italic" officeooo:rsid="001091af" style:font-style-asian="italic" style:font-style-complex="italic"/>
    </style:style>
    <style:style style:name="T25" style:family="text">
      <style:text-properties fo:font-style="italic" officeooo:rsid="001b2378" style:font-style-asian="italic" style:font-style-complex="italic"/>
    </style:style>
    <style:style style:name="T26" style:family="text">
      <style:text-properties fo:font-style="italic" officeooo:rsid="0021e45a" style:font-style-asian="italic" style:font-style-complex="italic"/>
    </style:style>
    <style:style style:name="T27" style:family="text">
      <style:text-properties fo:font-style="italic" officeooo:rsid="0023fbe5" style:font-style-asian="italic" style:font-style-complex="italic"/>
    </style:style>
    <style:style style:name="T28" style:family="text">
      <style:text-properties fo:font-style="italic" officeooo:rsid="00253ef4" style:font-style-asian="italic" style:font-style-complex="italic"/>
    </style:style>
    <style:style style:name="T29" style:family="text">
      <style:text-properties fo:font-style="italic" officeooo:rsid="0028b1a3" style:font-style-asian="italic" style:font-style-complex="italic"/>
    </style:style>
    <style:style style:name="T30" style:family="text">
      <style:text-properties fo:font-style="italic" officeooo:rsid="00297707" style:font-style-asian="italic" style:font-style-complex="italic"/>
    </style:style>
    <style:style style:name="T31" style:family="text">
      <style:text-properties fo:font-style="italic" officeooo:rsid="002b8ffd" style:font-style-asian="italic" style:font-style-complex="italic"/>
    </style:style>
    <style:style style:name="T32" style:family="text">
      <style:text-properties fo:font-style="italic" officeooo:rsid="002ec88e" style:font-style-asian="italic" style:font-style-complex="italic"/>
    </style:style>
    <style:style style:name="T33" style:family="text">
      <style:text-properties fo:font-style="italic" officeooo:rsid="0035c442" style:font-style-asian="italic" style:font-style-complex="italic"/>
    </style:style>
    <style:style style:name="T34" style:family="text">
      <style:text-properties fo:font-style="italic" officeooo:rsid="003729fd" style:font-style-asian="italic" style:font-style-complex="italic"/>
    </style:style>
    <style:style style:name="T35" style:family="text">
      <style:text-properties fo:font-style="italic" officeooo:rsid="0038377d" style:font-style-asian="italic" style:font-style-complex="italic"/>
    </style:style>
    <style:style style:name="T36" style:family="text">
      <style:text-properties officeooo:rsid="0011f18d"/>
    </style:style>
    <style:style style:name="T37" style:family="text">
      <style:text-properties officeooo:rsid="0014143f"/>
    </style:style>
    <style:style style:name="T38" style:family="text">
      <style:text-properties officeooo:rsid="0015b073"/>
    </style:style>
    <style:style style:name="T39" style:family="text">
      <style:text-properties officeooo:rsid="0016897f"/>
    </style:style>
    <style:style style:name="T40" style:family="text">
      <style:text-properties officeooo:rsid="001b2378"/>
    </style:style>
    <style:style style:name="T41" style:family="text">
      <style:text-properties fo:font-style="normal" officeooo:rsid="00203099" style:font-style-asian="normal" style:font-style-complex="normal"/>
    </style:style>
    <style:style style:name="T42" style:family="text">
      <style:text-properties fo:font-style="normal" officeooo:rsid="002297c0" style:font-style-asian="normal" style:font-style-complex="normal"/>
    </style:style>
    <style:style style:name="T43" style:family="text">
      <style:text-properties fo:font-style="normal" officeooo:rsid="0023fbe5" style:font-style-asian="normal" style:font-style-complex="normal"/>
    </style:style>
    <style:style style:name="T44" style:family="text">
      <style:text-properties fo:font-style="normal" officeooo:rsid="00253ef4" style:font-style-asian="normal" style:font-style-complex="normal"/>
    </style:style>
    <style:style style:name="T45" style:family="text">
      <style:text-properties fo:font-style="normal" officeooo:rsid="00273e06" style:font-style-asian="normal" style:font-style-complex="normal"/>
    </style:style>
    <style:style style:name="T46" style:family="text">
      <style:text-properties fo:font-style="normal" officeooo:rsid="0028b1a3" style:font-style-asian="normal" style:font-style-complex="normal"/>
    </style:style>
    <style:style style:name="T47" style:family="text">
      <style:text-properties fo:font-style="normal" officeooo:rsid="00297707" style:font-style-asian="normal" style:font-style-complex="normal"/>
    </style:style>
    <style:style style:name="T48" style:family="text">
      <style:text-properties fo:font-style="normal" officeooo:rsid="002b8ffd" style:font-style-asian="normal" style:font-style-complex="normal"/>
    </style:style>
    <style:style style:name="T49" style:family="text">
      <style:text-properties fo:font-style="normal" officeooo:rsid="002d38d0" style:font-style-asian="normal" style:font-style-complex="normal"/>
    </style:style>
    <style:style style:name="T50" style:family="text">
      <style:text-properties fo:font-style="normal" officeooo:rsid="003292e4" style:font-style-asian="normal" style:font-style-complex="normal"/>
    </style:style>
    <style:style style:name="T51" style:family="text">
      <style:text-properties fo:font-style="normal" officeooo:rsid="0033ca8c" style:font-style-asian="normal" style:font-style-complex="normal"/>
    </style:style>
    <style:style style:name="T52" style:family="text">
      <style:text-properties fo:font-style="normal" officeooo:rsid="0035c442" style:font-style-asian="normal" style:font-style-complex="normal"/>
    </style:style>
    <style:style style:name="T53" style:family="text">
      <style:text-properties fo:font-style="normal" officeooo:rsid="003729fd" style:font-style-asian="normal" style:font-style-complex="normal"/>
    </style:style>
    <style:style style:name="T54" style:family="text">
      <style:text-properties fo:font-style="normal" officeooo:rsid="0038377d" style:font-style-asian="normal" style:font-style-complex="normal"/>
    </style:style>
    <style:style style:name="T55" style:family="text">
      <style:text-properties fo:font-style="normal" officeooo:rsid="003a0fc0" style:font-style-asian="normal" style:font-style-complex="normal"/>
    </style:style>
    <style:style style:name="T56" style:family="text">
      <style:text-properties fo:font-style="normal" officeooo:rsid="004344c1" style:font-style-asian="normal" style:font-style-complex="normal"/>
    </style:style>
    <style:style style:name="T57" style:family="text">
      <style:text-properties fo:font-style="normal" officeooo:rsid="0045eabf" style:font-style-asian="normal" style:font-style-complex="normal"/>
    </style:style>
    <style:style style:name="T58" style:family="text">
      <style:text-properties fo:font-style="normal" officeooo:rsid="003a22fb" style:font-style-asian="normal" style:font-style-complex="normal"/>
    </style:style>
    <style:style style:name="T59" style:family="text">
      <style:text-properties fo:font-style="normal" officeooo:rsid="00438c45" style:font-style-asian="normal" style:font-style-complex="normal"/>
    </style:style>
    <style:style style:name="T60" style:family="text">
      <style:text-properties fo:font-style="normal" officeooo:rsid="0044522c" style:font-style-asian="normal" style:font-style-complex="normal"/>
    </style:style>
    <style:style style:name="T61" style:family="text">
      <style:text-properties fo:font-style="normal" officeooo:rsid="0044abf6" style:font-style-asian="normal" style:font-style-complex="normal"/>
    </style:style>
    <style:style style:name="T62" style:family="text">
      <style:text-properties fo:font-style="normal" officeooo:rsid="004547e3" style:font-style-asian="normal" style:font-style-complex="normal"/>
    </style:style>
    <style:style style:name="T63" style:family="text">
      <style:text-properties fo:font-style="normal" officeooo:rsid="004ba4c2" style:font-style-asian="normal" style:font-style-complex="normal"/>
    </style:style>
    <style:style style:name="T64" style:family="text">
      <style:text-properties fo:font-style="normal" fo:font-weight="normal" officeooo:rsid="0023fbe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53ef4" style:font-style-asian="normal" style:font-weight-asian="normal" style:font-style-complex="normal" style:font-weight-complex="normal"/>
    </style:style>
    <style:style style:name="T66" style:family="text">
      <style:text-properties officeooo:rsid="00203099"/>
    </style:style>
    <style:style style:name="T67" style:family="text">
      <style:text-properties officeooo:rsid="0021e45a"/>
    </style:style>
    <style:style style:name="T68" style:family="text">
      <style:text-properties officeooo:rsid="002297c0"/>
    </style:style>
    <style:style style:name="T69" style:family="text">
      <style:text-properties officeooo:rsid="00232c20"/>
    </style:style>
    <style:style style:name="T70" style:family="text">
      <style:text-properties officeooo:rsid="0023fbe5"/>
    </style:style>
    <style:style style:name="T71" style:family="text">
      <style:text-properties officeooo:rsid="00253ef4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3a0fc0" style:font-weight-asian="bold" style:font-weight-complex="bold"/>
    </style:style>
    <style:style style:name="T74" style:family="text">
      <style:text-properties fo:font-weight="normal" officeooo:rsid="00253ef4" style:font-weight-asian="normal" style:font-weight-complex="normal"/>
    </style:style>
    <style:style style:name="T75" style:family="text">
      <style:text-properties officeooo:rsid="00273e06"/>
    </style:style>
    <style:style style:name="T76" style:family="text">
      <style:text-properties officeooo:rsid="0028b1a3"/>
    </style:style>
    <style:style style:name="T77" style:family="text">
      <style:text-properties officeooo:rsid="00297707"/>
    </style:style>
    <style:style style:name="T78" style:family="text">
      <style:text-properties officeooo:rsid="0029c29e"/>
    </style:style>
    <style:style style:name="T79" style:family="text">
      <style:text-properties officeooo:rsid="002b8ffd"/>
    </style:style>
    <style:style style:name="T80" style:family="text">
      <style:text-properties officeooo:rsid="002ec88e"/>
    </style:style>
    <style:style style:name="T81" style:family="text">
      <style:text-properties officeooo:rsid="0030c49f"/>
    </style:style>
    <style:style style:name="T82" style:family="text">
      <style:text-properties officeooo:rsid="0035c442"/>
    </style:style>
    <style:style style:name="T83" style:family="text">
      <style:text-properties officeooo:rsid="0036b07e"/>
    </style:style>
    <style:style style:name="T84" style:family="text">
      <style:text-properties officeooo:rsid="00245e50"/>
    </style:style>
    <style:style style:name="T85" style:family="text">
      <style:text-properties officeooo:rsid="00296b4c"/>
    </style:style>
    <style:style style:name="T86" style:family="text">
      <style:text-properties officeooo:rsid="004344c1"/>
    </style:style>
    <style:style style:name="T87" style:family="text">
      <style:text-properties officeooo:rsid="0027df45"/>
    </style:style>
    <style:style style:name="T88" style:family="text">
      <style:text-properties officeooo:rsid="001eb2ab"/>
    </style:style>
    <style:style style:name="T89" style:family="text">
      <style:text-properties officeooo:rsid="001f95c3"/>
    </style:style>
    <style:style style:name="T90" style:family="text">
      <style:text-properties officeooo:rsid="0036cdb6"/>
    </style:style>
    <style:style style:name="T91" style:family="text">
      <style:text-properties officeooo:rsid="003729fd"/>
    </style:style>
    <style:style style:name="T92" style:family="text">
      <style:text-properties officeooo:rsid="003c8e15"/>
    </style:style>
    <style:style style:name="T93" style:family="text">
      <style:text-properties officeooo:rsid="003b741e"/>
    </style:style>
    <style:style style:name="T94" style:family="text">
      <style:text-properties officeooo:rsid="003a0fc0" style:font-weight-asian="normal" style:font-weight-complex="normal"/>
    </style:style>
    <style:style style:name="T95" style:family="text">
      <style:text-properties officeooo:rsid="003729fd" style:font-weight-asian="normal" style:font-weight-complex="normal"/>
    </style:style>
    <style:style style:name="T96" style:family="text">
      <style:text-properties officeooo:rsid="0045e63c" style:font-weight-asian="normal" style:font-weight-complex="normal"/>
    </style:style>
    <style:style style:name="T97" style:family="text">
      <style:text-properties officeooo:rsid="003f31e6" style:font-weight-asian="normal" style:font-weight-complex="normal"/>
    </style:style>
    <style:style style:name="T98" style:family="text">
      <style:text-properties officeooo:rsid="003e6f06" style:font-weight-asian="normal" style:font-weight-complex="normal"/>
    </style:style>
    <style:style style:name="T99" style:family="text">
      <style:text-properties officeooo:rsid="003a0fc0"/>
    </style:style>
    <style:style style:name="T100" style:family="text">
      <style:text-properties officeooo:rsid="003e6f06"/>
    </style:style>
    <style:style style:name="T101" style:family="text">
      <style:text-properties style:text-underline-style="solid" style:text-underline-width="auto" style:text-underline-color="font-color" officeooo:rsid="00253ef4"/>
    </style:style>
    <style:style style:name="T102" style:family="text">
      <style:text-properties style:text-underline-style="solid" style:text-underline-width="auto" style:text-underline-color="font-color" officeooo:rsid="002ec88e"/>
    </style:style>
    <style:style style:name="T103" style:family="text">
      <style:text-properties officeooo:rsid="003c6f57"/>
    </style:style>
    <style:style style:name="T104" style:family="text">
      <style:text-properties officeooo:rsid="003d4271"/>
    </style:style>
    <style:style style:name="T105" style:family="text">
      <style:text-properties officeooo:rsid="003ff06b"/>
    </style:style>
    <style:style style:name="T106" style:family="text">
      <style:text-properties officeooo:rsid="0044abf6"/>
    </style:style>
    <style:style style:name="T107" style:family="text">
      <style:text-properties officeooo:rsid="004547e3"/>
    </style:style>
    <style:style style:name="T108" style:family="text">
      <style:text-properties officeooo:rsid="0045e63c"/>
    </style:style>
    <style:style style:name="T109" style:family="text">
      <style:text-properties officeooo:rsid="003b8fa1"/>
    </style:style>
    <style:style style:name="T110" style:family="text">
      <style:text-properties officeooo:rsid="003c6fd4"/>
    </style:style>
    <style:style style:name="T111" style:family="text">
      <style:text-properties style:font-name="Times New Roman1" fo:font-size="12pt" fo:font-style="italic" officeooo:rsid="0045e63c" style:font-style-asian="italic" style:font-style-complex="italic"/>
    </style:style>
    <style:style style:name="T112" style:family="text">
      <style:text-properties style:font-name="Times New Roman1" fo:font-size="12pt" officeooo:rsid="003729fd"/>
    </style:style>
    <style:style style:name="T113" style:family="text">
      <style:text-properties style:font-name="Times New Roman1" fo:font-size="12pt" officeooo:rsid="003f31e6"/>
    </style:style>
    <style:style style:name="T114" style:family="text">
      <style:text-properties style:font-name="Times New Roman1" fo:font-size="12pt" officeooo:rsid="003f31e6" style:font-weight-asian="normal" style:font-weight-complex="normal"/>
    </style:style>
    <style:style style:name="T115" style:family="text">
      <style:text-properties style:font-name="Times New Roman1" fo:font-size="12pt" officeooo:rsid="0048df4d"/>
    </style:style>
    <style:style style:name="T116" style:family="text">
      <style:text-properties style:font-name="Courier New1" officeooo:rsid="0045e63c"/>
    </style:style>
    <style:style style:name="T117" style:family="text">
      <style:text-properties style:font-name="Courier New1" fo:font-size="12pt" officeooo:rsid="003729fd"/>
    </style:style>
    <style:style style:name="T118" style:family="text">
      <style:text-properties style:font-name="Courier New1" fo:font-size="12pt" officeooo:rsid="003f31e6"/>
    </style:style>
    <style:style style:name="T119" style:family="text">
      <style:text-properties style:font-name="Courier New1" fo:font-size="12pt" officeooo:rsid="0048df4d"/>
    </style:style>
    <style:style style:name="T120" style:family="text">
      <style:text-properties style:font-name="Courier New1" officeooo:rsid="003729fd"/>
    </style:style>
    <style:style style:name="T121" style:family="text">
      <style:text-properties style:font-name="Courier New1" officeooo:rsid="004674ac"/>
    </style:style>
    <style:style style:name="T122" style:family="text">
      <style:text-properties style:font-name="Courier New1" officeooo:rsid="004714b5"/>
    </style:style>
    <style:style style:name="T123" style:family="text">
      <style:text-properties style:font-name="Courier New1" officeooo:rsid="003f31e6"/>
    </style:style>
    <style:style style:name="T124" style:family="text">
      <style:text-properties style:font-name="Courier New1" officeooo:rsid="0048df4d"/>
    </style:style>
    <style:style style:name="T125" style:family="text">
      <style:text-properties officeooo:rsid="004674ac"/>
    </style:style>
    <style:style style:name="T126" style:family="text">
      <style:text-properties officeooo:rsid="0048df4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SEP #1<text:span text:style-name="T23">13</text:span>: <text:span text:style-name="T23">ilib_build_jar</text:span></text:p>
        <text:p text:style-name="P6"/>
        <text:p text:style-name="P1"/>
        <text:p text:style-name="P1">Version: 1.0</text:p>
        <text:p text:style-name="P1">Author: <text:span text:style-name="T23">Simon Marchetto –</text:span><text:span text:style-name="T38"> Scilab Enter</text:span><text:span text:style-name="T39">prises</text:span></text:p>
        <text:p text:style-name="P1">Review: </text:p>
        <text:p text:style-name="P1">Commented: </text:p>
        <text:p text:style-name="P1">State:</text:p>
        <text:p text:style-name="P1">Scilab-Version: 5.<text:span text:style-name="T23">5</text:span>.0</text:p>
        <text:p text:style-name="P1">Created: <text:span text:style-name="T23">Oct 2</text:span><text:span text:style-name="T37">8</text:span> 2013</text:p>
        <text:p text:style-name="P5"/>
        <text:p text:style-name="P1"/>
        <text:p text:style-name="P7">Abstract</text:p>
        <text:p text:style-name="P2">The aim of this SEP is to <text:span text:style-name="T23">describe the new function </text:span><text:span text:style-name="T24">ilib_build_jar</text:span><text:span text:style-name="T23"> used to compile </text:span><text:span text:style-name="T36">Scilab external </text:span><text:span text:style-name="T23">modules </text:span><text:span text:style-name="T78">(toolboxes) </text:span><text:span text:style-name="T81"><text:s/>that </text:span><text:span text:style-name="T36">contain </text:span><text:span text:style-name="T23">Java sources.</text:span></text:p>
        <text:p text:style-name="P1"/>
        <text:p text:style-name="P8">Rationale</text:p>
        <text:p text:style-name="P43"><text:span text:style-name="T1">The p</text:span><text:span text:style-name="T3">urpose</text:span><text:span text:style-name="T1"> of </text:span><text:span text:style-name="T9">ilib_build_jar</text:span><text:span text:style-name="T1"> is </text:span><text:span text:style-name="T3">similar </text:span><text:span text:style-name="T1">as the command </text:span><text:span text:style-name="T9">ilib_build, </text:span><text:span text:style-name="T14">which </text:span><text:span text:style-name="T1">is used to </text:span><text:span text:style-name="T3">create</text:span><text:span text:style-name="T2"> </text:span><text:span text:style-name="T3">in Scilab shared </text:span><text:span text:style-name="T2">libraries from</text:span><text:span text:style-name="T1"> C/C++ or Fortran sources. </text:span><text:span text:style-name="T10">ilib_build_jar</text:span><text:span text:style-name="T3"> allows to create Java </text:span><text:span text:style-name="T6">packages</text:span><text:span text:style-name="T3"> </text:span><text:span text:style-name="T5">(</text:span><text:span text:style-name="T3">JAR </text:span><text:span text:style-name="T16">archives</text:span><text:span text:style-name="T5">) </text:span><text:span text:style-name="T3">from a set of Java source files.</text:span></text:p>
        <text:p text:style-name="P46"><text:span text:style-name="T3">The goal behin</text:span><text:span text:style-name="T5">d</text:span><text:span text:style-name="T3"> </text:span><text:span text:style-name="T11">ilib_build_jar</text:span><text:span text:style-name="T7"> is</text:span><text:span text:style-name="T3"> that </text:span><text:span text:style-name="T4">for</text:span><text:span text:style-name="T3"> Scilab </text:span><text:span text:style-name="T4">to </text:span><text:span text:style-name="T3">be able </text:span><text:span text:style-name="T5">not only </text:span><text:span text:style-name="T3">to build tooboxes </text:span><text:span text:style-name="T5">containing C/C++ or Fortran code, but also </text:span><text:span text:style-name="T8">containing </text:span><text:span text:style-name="T3">Java code.</text:span></text:p>
        <text:p text:style-name="P14"><text:span text:style-name="T41">But </text:span><text:span text:style-name="T25">ilib_build_jar</text:span><text:span text:style-name="T40"> works differenly than </text:span><text:span text:style-name="T25">ilib_build</text:span><text:span text:style-name="T40">. </text:span><text:span text:style-name="T66">The functions inside the Java </text:span><text:span text:style-name="T103">packages</text:span><text:span text:style-name="T66"> are not accessed through gateway functions. </text:span><text:span text:style-name="T67">There is no need to pass to </text:span><text:span text:style-name="T26">ilib_build_jar</text:span><text:span text:style-name="T67"> a table which links </text:span><text:span text:style-name="T66">the </text:span><text:span text:style-name="T67">S</text:span><text:span text:style-name="T66">cilab </text:span><text:span text:style-name="T67">function names to the gateway function</text:span><text:span text:style-name="T69">s</text:span><text:span text:style-name="T67">.</text:span></text:p>
        <text:p text:style-name="P14"><text:span text:style-name="T67">In the Java case, the J</text:span><text:span text:style-name="T70">ava</text:span><text:span text:style-name="T67"> </text:span><text:span text:style-name="T70">packages</text:span><text:span text:style-name="T67"> </text:span><text:span text:style-name="T105">classes/functions/objects </text:span><text:span text:style-name="T67">are accessed by using</text:span><text:span text:style-name="T66"> “Java from Scilab” API (also known as </text:span><text:span text:style-name="T41">JIMS</text:span><text:span text:style-name="T66">), </text:span><text:span text:style-name="T67">particularly </text:span><text:span text:style-name="T104">with </text:span><text:span text:style-name="T67">the commands </text:span><text:span text:style-name="T26">javaclasspath</text:span><text:span text:style-name="T67"> and </text:span><text:span text:style-name="T26">jimport</text:span><text:span text:style-name="T67">.</text:span></text:p>
        <text:p text:style-name="P23"><text:span text:style-name="T67"><text:s/></text:span></text:p>
        <text:p text:style-name="P25"><text:span text:style-name="T59">A </text:span><text:span text:style-name="T43">common use case of creating a Java package </text:span><text:span text:style-name="T60">occurs, it is</text:span><text:span text:style-name="T43"> </text:span><text:span text:style-name="T59">when we follow</text:span><text:span text:style-name="T43"> the </text:span><text:span text:style-name="T48">Java </text:span><text:span text:style-name="T49">package </text:span><text:span text:style-name="T51">standard</text:span><text:span text:style-name="T43">:</text:span></text:p>
        <text:p text:style-name="P22"><text:span text:style-name="T43">- </text:span><text:span text:style-name="T60">the </text:span><text:span text:style-name="T64">package </text:span><text:span text:style-name="T65">have a hierarchical naming pattern, something like </text:span><text:span text:style-name="T74">com.company.software.package</text:span></text:p>
        <text:p text:style-name="P22"><text:span text:style-name="T44">- </text:span><text:span text:style-name="T43">the </text:span><text:span text:style-name="T48">package </text:span><text:span text:style-name="T43">source files are organized in </text:span><text:span text:style-name="T44">one</text:span><text:span text:style-name="T43"> directory tree</text:span></text:p>
        <text:p text:style-name="P16"><text:span text:style-name="T43">- each Java source file location in the directory tree corresponds to the value of its </text:span><text:span text:style-name="T27">package</text:span><text:span text:style-name="T43"> declaration</text:span></text:p>
        <text:p text:style-name="P21"><text:span text:style-name="T52">- each package contains a manifest file to describe itself (</text:span><text:span text:style-name="T33">MANIFEST.MF</text:span><text:span text:style-name="T52"> in </text:span><text:span text:style-name="T33">META-INF</text:span><text:span text:style-name="T52"> folder).</text:span></text:p>
        <text:p text:style-name="P15"><text:span text:style-name="T44">- etc... </text:span><text:span text:style-name="T46">(see the Java package </text:span><text:span text:style-name="T50">standard</text:span><text:span text:style-name="T46"> for fu</text:span><text:span text:style-name="T63">r</text:span><text:span text:style-name="T46">ther details).</text:span></text:p>
        <text:p text:style-name="P20"><text:span text:style-name="T82"/></text:p>
        <text:p text:style-name="P24"><text:span text:style-name="T52">But</text:span><text:span text:style-name="T82"> </text:span><text:span text:style-name="T68">ilib_build_jar</text:span><text:span text:style-name="T42"> </text:span><text:span text:style-name="T52">can be used to </text:span><text:span text:style-name="T43">produce one </text:span><text:span text:style-name="T60">Java package of any name,</text:span><text:span text:style-name="T43"> at the given destination file path, from a</text:span><text:span text:style-name="T48">n</text:span><text:span text:style-name="T43"> arbitrary set of Java source files, </text:span><text:span text:style-name="T60">if it compiles, of course.</text:span></text:p>
        <text:p text:style-name="P20"><text:span text:style-name="T82">About the manifest file, it can be given as argument to </text:span><text:span text:style-name="T33">ilib_build_jar, </text:span><text:span text:style-name="T52">or not, in that case, the <text:s/></text:span><text:span text:style-name="T33">META-INF</text:span><text:span text:style-name="T52"> folder (and its child file </text:span><text:span text:style-name="T33">MANIFEST.MF</text:span><text:span text:style-name="T52">) are searched from the common root path of all source files/directories.</text:span></text:p>
        <text:p text:style-name="P20"><text:span text:style-name="T82"/></text:p>
        <text:p text:style-name="P17"><text:span text:style-name="T101">About the specific case of </text:span><text:span text:style-name="T102">a </text:span><text:span text:style-name="T101">Java toolbox, usually:</text:span><text:span text:style-name="T71"> </text:span></text:p>
        <text:p text:style-name="P17"><text:span text:style-name="T75">- </text:span><text:span text:style-name="T71">a script </text:span><text:span text:style-name="T28">builder_java.sce (</text:span><text:span text:style-name="T44">in </text:span><text:span text:style-name="T28">src/java </text:span><text:span text:style-name="T48">toolbox directory</text:span><text:span text:style-name="T28">)</text:span><text:span text:style-name="T71"> will be automatically called by the toolbox build main script (</text:span><text:span text:style-name="T28">builder.sce</text:span><text:span text:style-name="T71">). </text:span></text:p>
        <text:p text:style-name="P17"><text:soft-page-break/><text:span text:style-name="T45">- t</text:span><text:span text:style-name="T44">he script </text:span><text:span text:style-name="T28">builder_java.sce</text:span><text:span text:style-name="T44"> will use</text:span><text:span text:style-name="T28"> </text:span><text:span text:style-name="T28">ilib_build_jar </text:span><text:span text:style-name="T44">on each source sub-directory of </text:span><text:span text:style-name="T28">src/java</text:span><text:span text:style-name="T44">, each</text:span><text:span text:style-name="T28"> </text:span><text:span text:style-name="T44">sub</text:span><text:span text:style-name="T46">-</text:span><text:span text:style-name="T44">directory corresponding to a package </text:span><text:span text:style-name="T46">to generate</text:span></text:p>
        <text:p text:style-name="P17"><text:span text:style-name="T45">- </text:span><text:span text:style-name="T44">and </text:span><text:span text:style-name="T46">each </text:span><text:span text:style-name="T71">JAR archive may be generated in </text:span><text:span text:style-name="T106">the </text:span><text:span text:style-name="T28">jar</text:span><text:span text:style-name="T71"> tooolbox directory.</text:span></text:p>
        <text:p text:style-name="P15"><text:span text:style-name="T71"/></text:p>
        <text:p text:style-name="P19"><text:span text:style-name="T47">I</text:span><text:span text:style-name="T76">nternally </text:span><text:span text:style-name="T29">ilib_build_jar</text:span><text:span text:style-name="T76"> relies on the JIMS </text:span><text:span text:style-name="T29">jcompile</text:span><text:span text:style-name="T76"> command </text:span><text:span text:style-name="T80">for the compilation. </text:span><text:span text:style-name="T77">The Eclipse Java Compiler or JDK compiler may be used, depending on the Scilab configuration. </text:span><text:span text:style-name="T80">Both are Java 6 compilers. <text:line-break/>To </text:span><text:span text:style-name="T83">create</text:span><text:span text:style-name="T80"> the JAR, the new command </text:span><text:span text:style-name="T32">jcreatejar</text:span><text:span text:style-name="T80"> is used (see SEP #114).</text:span></text:p>
        <text:p text:style-name="P19"><text:span text:style-name="T77"/></text:p>
        <text:p text:style-name="P26"><text:span text:style-name="T71">Compared to </text:span><text:span text:style-name="T28">ilib_build</text:span><text:span text:style-name="T71">, </text:span><text:span text:style-name="T29">ilib_build_jar</text:span><text:span text:style-name="T76"> has some</text:span><text:span text:style-name="T71"> </text:span><text:span text:style-name="T76">limitations </text:span><text:span text:style-name="T77">(at least </text:span><text:span text:style-name="T76">in t</text:span><text:span text:style-name="T106">his</text:span><text:span text:style-name="T76"> version</text:span><text:span text:style-name="T77">)</text:span><text:span text:style-name="T76">:</text:span></text:p>
        <text:p text:style-name="P19"><text:span text:style-name="T77">- i</text:span><text:span text:style-name="T76">t does not generate </text:span><text:span text:style-name="T77">neither</text:span><text:span text:style-name="T76"> library load script, such as the </text:span><text:span text:style-name="T29">loader.sce</text:span><text:span text:style-name="T76"> script generated for C/C++ or Fortran libraries, </text:span><text:span text:style-name="T77">nor </text:span><text:span text:style-name="T77">library clean script (</text:span><text:span text:style-name="T30">cleaner.sce</text:span><text:span text:style-name="T77">).</text:span></text:p>
        <text:p text:style-name="P19"><text:span text:style-name="T79">Once </text:span><text:span text:style-name="T106">it is</text:span><text:span text:style-name="T79"> built, a</text:span><text:span text:style-name="T76"> Java package ha</text:span><text:span text:style-name="T79">s</text:span><text:span text:style-name="T76"> to be declared manually with </text:span><text:span text:style-name="T29">javaclasspath. <text:line-break/></text:span><text:span text:style-name="T46">The user is also responsible for import</text:span><text:span text:style-name="T47">ing </text:span><text:span text:style-name="T61">(</text:span><text:span text:style-name="T46">from that package</text:span><text:span text:style-name="T61">)</text:span><text:span text:style-name="T46"> the class</text:span><text:span text:style-name="T48">es</text:span><text:span text:style-name="T46"> he wants </text:span><text:span text:style-name="T61">to use </text:span><text:span text:style-name="T46">with </text:span><text:span text:style-name="T29">jimport. </text:span><text:span text:style-name="T31"><text:s/></text:span></text:p>
        <text:p text:style-name="P18"><text:span text:style-name="T30"/></text:p>
        <text:p text:style-name="P18"><text:span text:style-name="T30">- ilib_build_jar </text:span><text:span text:style-name="T77">relies on </text:span><text:span text:style-name="T30">jcompile, </text:span><text:span text:style-name="T77">as this command has no </text:span><text:span text:style-name="T106">parameter</text:span><text:span text:style-name="T77"> to set </text:span><text:span text:style-name="T79">the </text:span><text:span text:style-name="T77">compiler flags, it not possible to set the compilation options in </text:span><text:span text:style-name="T30">ilib_build_jar</text:span><text:span text:style-name="T77">.</text:span></text:p>
        <text:p text:style-name="P19"><text:span text:style-name="T77"/></text:p>
        <text:p text:style-name="P19"><text:span text:style-name="T77">- If the package to be compiled has any dependencies, that dependencies must </text:span><text:span text:style-name="T107">first </text:span><text:span text:style-name="T77">be </text:span><text:span text:style-name="T107">compiled, and </text:span><text:span text:style-name="T77">declared with the </text:span><text:span text:style-name="T30">javaclasspath</text:span><text:span text:style-name="T47"> command.</text:span></text:p>
        <text:p text:style-name="P19"><text:span text:style-name="T47"/></text:p>
        <text:p text:style-name="P27"><text:span text:style-name="T53">Remarks:</text:span></text:p>
        <text:p text:style-name="P28"><text:span text:style-name="T53">- </text:span><text:span text:style-name="T35">ilib_build_jar</text:span><text:span text:style-name="T54"> needs Java, so it cannot be used in </text:span><text:span text:style-name="T35">nwni</text:span><text:span text:style-name="T54"> mode, an error is returned i</text:span><text:span text:style-name="T58">n that case</text:span><text:span text:style-name="T54">.</text:span></text:p>
        <text:p text:style-name="P29"><text:span text:style-name="T53">- </text:span><text:span text:style-name="T34">ilib_verbose</text:span><text:span text:style-name="T53"> appli</text:span><text:span text:style-name="T54">es </text:span><text:span text:style-name="T53">also for </text:span><text:span text:style-name="T34">ilib_build_jar</text:span><text:span text:style-name="T53">. </text:span><text:span text:style-name="T54">In verbose mode, compilation errors are returned, the Java </text:span><text:span text:style-name="T62">source files and manifest </text:span><text:span text:style-name="T54">files are listed, etc...</text:span></text:p>
        <text:p text:style-name="P28"><text:span text:style-name="T54">- </text:span><text:span text:style-name="T56">if </text:span><text:span text:style-name="T57">it </text:span><text:span text:style-name="T56">already exist</text:span><text:span text:style-name="T57">s,</text:span><text:span text:style-name="T56"> </text:span><text:span text:style-name="T54">the</text:span><text:span text:style-name="T57"> </text:span><text:span text:style-name="T56">destination </text:span><text:span text:style-name="T55">JAR </text:span><text:span text:style-name="T56">file </text:span><text:span text:style-name="T57">is</text:span><text:span text:style-name="T56"> overwriten.</text:span></text:p>
        <text:p text:style-name="P13"/>
        <text:p text:style-name="P10">Calling Sequence</text:p>
        <text:p text:style-name="P11"/>
        <text:p text:style-name="P33"><text:span text:style-name="T90">ilib_build_jar</text:span>(jarFilePath, filePaths[, manifestFilePath<text:span text:style-name="T90">]</text:span>)</text:p>
        <text:p text:style-name="P31"/>
        <text:p text:style-name="P31">Where:</text:p>
        <text:p text:style-name="P31">- jarFilePath <text:span text:style-name="T85">(string)</text:span>: is the JAR destination file path.</text:p>
        <text:p text:style-name="P30"><text:span text:style-name="T88">- filePaths </text:span><text:span text:style-name="T85">(</text:span><text:span text:style-name="T88">row/column </text:span><text:span text:style-name="T85">string </text:span><text:span text:style-name="T88">matrix</text:span><text:span text:style-name="T85">): </text:span><text:span text:style-name="T88">contain</text:span><text:span text:style-name="T85">s</text:span><text:span text:style-name="T88"> the </text:span><text:span text:style-name="T84">paths of </text:span><text:span text:style-name="T88">file</text:span><text:span text:style-name="T84">s</text:span><text:span text:style-name="T88">/director</text:span><text:span text:style-name="T84">ies </text:span><text:span text:style-name="T88">to </text:span><text:span text:style-name="T84">include</text:span><text:span text:style-name="T88"> in the JA</text:span><text:span text:style-name="T89">R.</text:span></text:p>
        <text:p text:style-name="P30"><text:span text:style-name="T84">- manifestFilePath </text:span><text:span text:style-name="T85">(string, optional): </text:span><text:span text:style-name="T84">is the file path of the manifest </text:span><text:span text:style-name="T86">data to include in</text:span><text:span text:style-name="T87"> JAR.</text:span></text:p>
        <text:p text:style-name="P9">Example Usage</text:p>
        <text:p text:style-name="P45"/>
        <text:p text:style-name="P32"><text:span text:style-name="T92">-</text:span><text:span text:style-name="T91"> A common case is to create a Java toolbox. Let's say we have in the toolbox </text:span><text:span text:style-name="T34">src/java</text:span><text:span text:style-name="T91"> directory a package m</text:span><text:span text:style-name="T34">ypackage</text:span><text:span text:style-name="T91"> to build (official package name is </text:span><text:span text:style-name="T34">org.company.software.mypackage</text:span><text:span text:style-name="T91">):</text:span></text:p>
        <text:p text:style-name="P34"><text:span text:style-name="T95"/></text:p>
        <text:p text:style-name="P34"><text:span text:style-name="T96">M</text:span><text:span text:style-name="T95">yPackage</text:span></text:p>
        <text:p text:style-name="P34"><text:span text:style-name="T95"><text:s text:c="4"/></text:span><text:span text:style-name="T73">˪</text:span><text:span text:style-name="T95"> <text:tab/>org </text:span></text:p>
        <text:p text:style-name="P34"><text:span text:style-name="T95"><text:tab/> <text:s text:c="3"/></text:span><text:span text:style-name="T73">˪<text:tab/></text:span><text:span text:style-name="T95">company</text:span></text:p>
        <text:p text:style-name="P34"><text:span text:style-name="T94"><text:tab/><text:tab/> <text:s text:c="3"/></text:span><text:span text:style-name="T73">˪ <text:tab/></text:span><text:span text:style-name="T95">software</text:span></text:p>
        <text:p text:style-name="P34"><text:span text:style-name="T95"><text:tab/><text:tab/><text:tab/> <text:s text:c="3"/></text:span><text:span text:style-name="T73">˪ <text:tab/></text:span><text:span text:style-name="T95">mypackage<text:tab/></text:span></text:p>
        <text:p text:style-name="P39"><text:tab/><text:tab/><text:tab/><text:tab/> <text:s text:c="3"/><text:span text:style-name="T72">˪ <text:tab/></text:span>META-INF</text:p>
        <text:p text:style-name="P39"><text:s text:c="10"/><text:tab/><text:tab/><text:tab/><text:span text:style-name="T72"><text:tab/><text:tab/></text:span><text:span text:style-name="T100">MANIFEST.MF</text:span></text:p>
        <text:p text:style-name="P39"><text:tab/><text:tab/><text:tab/><text:tab/><text:tab/>MyClass1.<text:span text:style-name="T91">java</text:span></text:p>
        <text:p text:style-name="P39"><text:tab/><text:tab/><text:tab/><text:tab/><text:tab/>MyClass2.<text:span text:style-name="T91">java</text:span></text:p>
        <text:p text:style-name="P39"><text:tab/><text:tab/><text:tab/><text:tab/> <text:s text:c="3"/><text:span text:style-name="T72">˪ <text:tab/></text:span><text:span text:style-name="T91">Folder</text:span></text:p>
        <text:p text:style-name="P39"><text:span text:style-name="T91"><text:tab/><text:tab/><text:tab/><text:tab/><text:tab/><text:tab/></text:span>MyClass<text:span text:style-name="T91">3</text:span>.<text:span text:style-name="T91">java</text:span></text:p>
        <text:p text:style-name="P39"><text:tab/><text:tab/><text:tab/><text:tab/><text:tab/></text:p>
        <text:p text:style-name="P44"><text:soft-page-break/><text:span text:style-name="T15">The command</text:span><text:span text:style-name="T17">:</text:span></text:p>
        <text:p text:style-name="P37"><text:span text:style-name="T92">--&gt;</text:span><text:span text:style-name="T108">ilib_build_jar</text:span><text:span text:style-name="T93">(</text:span><text:span text:style-name="T108">toolboxdir + </text:span>"<text:span text:style-name="T116">/jar/</text:span><text:span text:style-name="T120">org.company.software.mypackage.</text:span><text:span text:style-name="T116">jar</text:span>"<text:span text:style-name="T111"> </text:span><text:span text:style-name="T109">, </text:span><text:span text:style-name="T108">toolboxdir + </text:span>"<text:span text:style-name="T108">src/java/MyPackage</text:span>"<text:span text:style-name="T99">)</text:span></text:p>
        <text:p text:style-name="P37"><text:span text:style-name="T99"/></text:p>
        <text:p text:style-name="P41"><text:span text:style-name="T22"/></text:p>
        <text:p text:style-name="P42"><text:span text:style-name="T19">builds</text:span><text:span text:style-name="T18"> </text:span><text:span text:style-name="T18">the package </text:span><text:span text:style-name="T20">org.company.software.mypackage </text:span><text:span text:style-name="T19">in the toolbox </text:span><text:span text:style-name="T21">jar</text:span><text:span text:style-name="T19"> directory:</text:span></text:p>
        <text:p text:style-name="P41"><text:span text:style-name="T19"/></text:p>
        <text:p text:style-name="P36"><text:span text:style-name="T120">org.company.software.mypackage.</text:span><text:span text:style-name="T116">jar</text:span></text:p>
        <text:p text:style-name="P35"><text:span text:style-name="T94"><text:s text:c="4"/></text:span><text:span text:style-name="T73">˪</text:span><text:span text:style-name="T95"> <text:tab/>org</text:span></text:p>
        <text:p text:style-name="P35"><text:span text:style-name="T95"><text:tab/> <text:s text:c="3"/></text:span><text:span text:style-name="T73">˪<text:tab/></text:span><text:span text:style-name="T95">company</text:span></text:p>
        <text:p text:style-name="P35"><text:span text:style-name="T94"><text:tab/><text:tab/> <text:s text:c="3"/></text:span><text:span text:style-name="T73">˪ <text:tab/></text:span><text:span text:style-name="T95">software</text:span></text:p>
        <text:p text:style-name="P35"><text:span text:style-name="T95"><text:tab/><text:tab/><text:tab/> <text:s text:c="3"/></text:span><text:span text:style-name="T73">˪ <text:tab/></text:span><text:span text:style-name="T95">mypackage<text:tab/></text:span></text:p>
        <text:p text:style-name="P40"><text:tab/><text:tab/><text:tab/><text:tab/> <text:s text:c="3"/><text:span text:style-name="T72">˪ <text:tab/></text:span>META-INF</text:p>
        <text:p text:style-name="P40"><text:s text:c="10"/><text:tab/><text:tab/><text:tab/><text:span text:style-name="T72"><text:tab/><text:tab/></text:span><text:span text:style-name="T100">MANIFEST.MF</text:span></text:p>
        <text:p text:style-name="P40"><text:tab/><text:tab/><text:tab/><text:tab/><text:tab/>MyClass1.<text:span text:style-name="T126">class</text:span></text:p>
        <text:p text:style-name="P40"><text:tab/><text:tab/><text:tab/><text:tab/><text:tab/>MyClass2.<text:span text:style-name="T126">class</text:span></text:p>
        <text:p text:style-name="P40"><text:tab/><text:tab/><text:tab/><text:tab/> <text:s text:c="3"/><text:span text:style-name="T72">˪ <text:tab/></text:span><text:span text:style-name="T91">Folder</text:span></text:p>
        <text:p text:style-name="P40"><text:span text:style-name="T112"><text:tab/><text:tab/><text:tab/><text:tab/><text:tab/><text:tab/></text:span><text:span text:style-name="T123">MyClass</text:span><text:span text:style-name="T120">3</text:span><text:span text:style-name="T123">.</text:span><text:span text:style-name="T124">class</text:span></text:p>
        <text:p text:style-name="P7">Changelog</text:p>
        <text:list xml:id="list31412892" text:style-name="L1">
          <text:list-item>
            <text:p text:style-name="P12">– Initial Revision</text:p>
          </text:list-item>
        </text:list>
        <text:p text:style-name="P7">Copyright</text:p>
        <text:p text:style-name="P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>Pierre MARECHAL</meta:initial-creator>
    <meta:creation-date>2008-07-09T13:39:08</meta:creation-date>
    <dc:date>2013-10-28T17:40:08.21</dc:date>
    <meta:editing-duration>PT8H23M8S</meta:editing-duration>
    <meta:editing-cycles>50</meta:editing-cycles>
    <meta:document-statistic meta:table-count="0" meta:image-count="0" meta:object-count="0" meta:page-count="3" meta:paragraph-count="76" meta:word-count="752" meta:character-count="5060" meta:non-whitespace-character-count="4216"/>
  </office:meta>
</office:document-meta>
</file>